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7" style:family="table-column">
      <style:table-column-properties fo:break-before="auto" style:column-width="1.8811in"/>
    </style:style>
    <style:style style:name="co1" style:family="table-column">
      <style:table-column-properties fo:break-before="auto" style:column-width="0.9744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1.7846in"/>
    </style:style>
    <style:style style:name="co20" style:family="table-column">
      <style:table-column-properties fo:break-before="auto" style:column-width="2.7201in"/>
    </style:style>
    <style:style style:name="co21" style:family="table-column">
      <style:table-column-properties fo:break-before="auto" style:column-width="1.9098in"/>
    </style:style>
    <style:style style:name="co3" style:family="table-column">
      <style:table-column-properties fo:break-before="auto" style:column-width="1.6783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1.3602in"/>
    </style:style>
    <style:style style:name="co11" style:family="table-column">
      <style:table-column-properties fo:break-before="auto" style:column-width="1.457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193in"/>
    </style:style>
    <style:style style:name="co14" style:family="table-column">
      <style:table-column-properties fo:break-before="auto" style:column-width="2.448in"/>
    </style:style>
    <style:style style:name="co15" style:family="table-column">
      <style:table-column-properties fo:break-before="auto" style:column-width="0.9661in"/>
    </style:style>
    <style:style style:name="co16" style:family="table-column">
      <style:table-column-properties fo:break-before="auto" style:column-width="1.4083in"/>
    </style:style>
    <style:style style:name="co22" style:family="table-column">
      <style:table-column-properties fo:break-before="auto" style:column-width="3.178in"/>
    </style:style>
    <style:style style:name="co23" style:family="table-column">
      <style:table-column-properties fo:break-before="auto" style:column-width="0.7339in"/>
    </style:style>
    <style:style style:name="co24" style:family="table-column">
      <style:table-column-properties fo:break-before="auto" style:column-width="1.028in"/>
    </style:style>
    <style:style style:name="co25" style:family="table-column">
      <style:table-column-properties fo:break-before="auto" style:column-width="0.6882in"/>
    </style:style>
    <style:style style:name="co26" style:family="table-column">
      <style:table-column-properties fo:break-before="auto" style:column-width="0.6807in"/>
    </style:style>
    <style:style style:name="ro2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3" style:family="table" style:master-page-name="PageStyle_5f_TVTesting">
      <style:table-properties table:display="true" style:writing-mode="lr-tb"/>
    </style:style>
    <style:style style:name="ta4" style:family="table" style:master-page-name="PageStyle_5f_PrevTeam">
      <style:table-properties table:display="true" style:writing-mode="lr-tb"/>
    </style:style>
    <style:style style:name="ta5" style:family="table" style:master-page-name="PageStyle_5f_v5">
      <style:table-properties table:display="true" style:writing-mode="lr-tb"/>
    </style:style>
    <style:style style:name="ta6" style:family="table" style:master-page-name="PageStyle_5f_MAIN">
      <style:table-properties table:display="true" style:writing-mode="lr-tb"/>
    </style:style>
    <style:style style:name="ta7" style:family="table" style:master-page-name="PageStyle_5f_TVtemplate0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49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000080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ackground-color="#4d4d4d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  <style:map style:condition="is-true-formula(&quot;ROUND(D31, 2) = ROUND(K31,2)&quot;)" style:apply-style-name="ConditionalStyle_5f_1" style:base-cell-address="TVtemplate01.D31"/>
    </style:style>
    <style:style style:name="ce37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  <style:map style:condition="is-true-formula(&quot;ROUND(D32, 2) = ROUND(K32,2)&quot;)" style:apply-style-name="ConditionalStyle_5f_1" style:base-cell-address="TVtemplate01.D32"/>
    </style:style>
    <style:style style:name="ce38" style:family="table-cell" style:parent-style-name="Default" style:data-style-name="N4">
      <style:table-cell-properties fo:background-color="#cccccc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  <style:map style:condition="is-true-formula(&quot;ROUND(D33, 2) = ROUND(K33,2)&quot;)" style:apply-style-name="ConditionalStyle_5f_1" style:base-cell-address="TVtemplate01.D33"/>
    </style:style>
    <style:style style:name="ce39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33">
      <style:table-cell-properties fo:background-color="#cccccc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4">
      <style:table-cell-properties fo:background-color="#ffffff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  <style:map style:condition="is-true-formula(&quot;ROUND(D31, 2) = ROUND(K31,2)&quot;)" style:apply-style-name="ConditionalStyle_5f_1" style:base-cell-address="TVtemplate01.K31"/>
    </style:style>
    <style:style style:name="ce43" style:family="table-cell" style:parent-style-name="Default" style:data-style-name="N4">
      <style:table-cell-properties fo:background-color="#cccccc" style:diagonal-bl-tr="none" style:diagonal-tl-br="none" style:text-align-source="fix" style:repeat-content="false" fo:wrap-option="no-wrap" fo:border="0.51pt solid #000000" style:direction="ltr" fo:padding="0.013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  <style:map style:condition="cell-content()=[.D31]" style:apply-style-name="ConditionalStyle_5f_1" style:base-cell-address="TVtemplate01.L31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IN" table:style-name="ta6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8"/>
          <table:table-cell table:style-name="ce5" table:number-columns-repeated="4"/>
          <table:table-cell table:number-columns-repeated="1017"/>
        </table:table-row>
        <table:table-row table:style-name="ro1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5"/>
          <table:table-cell table:style-name="ce6" office:value-type="string" calcext:value-type="string">
            <text:p>Sheets</text:p>
          </table:table-cell>
          <table:table-cell table:style-name="ce6" office:value-type="string" calcext:value-type="string">
            <text:p>Notes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6" office:value-type="string" calcext:value-type="string">
            <text:p>TimeVarying Template01</text:p>
          </table:table-cell>
          <table:table-cell table:style-name="ce6" office:value-type="string" calcext:value-type="string">
            <text:p>Template with manual calculations for verifying CIK conversions</text:p>
          </table:table-cell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6" office:value-type="string" calcext:value-type="string">
            <text:p>TimeVarying Testing</text:p>
          </table:table-cell>
          <table:table-cell table:style-name="ce9"/>
          <table:table-cell table:style-name="ce5" table:number-columns-repeated="4"/>
          <table:table-cell table:number-columns-repeated="1017"/>
        </table:table-row>
        <table:table-row table:style-name="ro2">
          <table:table-cell table:style-name="ce5"/>
          <table:table-cell table:style-name="ce6" office:value-type="string" calcext:value-type="string">
            <text:p>PrevTeam</text:p>
          </table:table-cell>
          <table:table-cell table:style-name="ce5" table:number-columns-repeated="5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v5</text:p>
          </table:table-cell>
          <table:table-cell table:style-name="ce5" office:value-type="string" calcext:value-type="string">
            <text:p>createCikTest_v5</text:p>
          </table:table-cell>
          <table:table-cell table:style-name="ce5" table:number-columns-repeated="4"/>
          <table:table-cell table:number-columns-repeated="1017"/>
        </table:table-row>
        <table:table-row table:style-name="ro1" table:number-rows-repeated="5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5"/>
          <table:table-cell table:style-name="ce7"/>
          <table:table-cell table:style-name="ce5" table:number-columns-repeated="5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template01" table:style-name="ta7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12" table:default-cell-style-name="Default"/>
        <table:table-row table:style-name="ro2" table:number-rows-repeated="3">
          <table:table-cell table:number-columns-repeated="7"/>
          <table:table-cell table:style-name="ce44" table:number-columns-repeated="4"/>
          <table:table-cell table:number-columns-repeated="1013"/>
        </table:table-row>
        <table:table-row table:style-name="ro2">
          <table:table-cell table:style-name="ce12" table:number-columns-repeated="7"/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9" office:value-type="string" calcext:value-type="string">
            <text:p>cik</text:p>
          </table:table-cell>
          <table:table-cell table:style-name="ce12" table:number-columns-repeated="4"/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6" office:value-type="string" calcext:value-type="string">
            <text:p>cik entry</text:p>
          </table:table-cell>
          <table:table-cell table:style-name="ce26" office:value-type="string" calcext:value-type="string">
            <text:p>source_id</text:p>
          </table:table-cell>
          <table:table-cell table:style-name="ce26" office:value-type="string" calcext:value-type="string">
            <text:p>destination_id</text:p>
          </table:table-cell>
          <table:table-cell table:style-name="ce26" office:value-type="string" calcext:value-type="string">
            <text:p>slope</text:p>
          </table:table-cell>
          <table:table-cell table:style-name="ce26" office:value-type="string" calcext:value-type="string">
            <text:p>intercept</text:p>
          </table:table-cell>
          <table:table-cell table:style-name="ce26" office:value-type="string" calcext:value-type="string">
            <text:p>start_time</text:p>
          </table:table-cell>
          <table:table-cell table:style-name="ce26" office:value-type="string" calcext:value-type="string">
            <text:p>end_time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-infinity</text:p>
          </table:table-cell>
          <table:table-cell table:style-name="ce41" office:value-type="date" office:date-value="2020-01-01" calcext:value-type="date">
            <text:p>2020-01-01 0:00:00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date" office:date-value="2020-01-01" calcext:value-type="date">
            <text:p>2020-01-01 0:00:00</text:p>
          </table:table-cell>
          <table:table-cell table:style-name="ce41" office:value-type="date" office:date-value="2020-01-01T00:15:00" calcext:value-type="date">
            <text:p>2020-01-01 0:15:00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date" office:date-value="2020-01-01T00:15:00" calcext:value-type="date">
            <text:p>2020-01-01 0:15:00</text:p>
          </table:table-cell>
          <table:table-cell table:style-name="ce41" office:value-type="date" office:date-value="2020-01-01T00:45:00" calcext:value-type="date">
            <text:p>2020-01-01 0:45:00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date" office:date-value="2020-01-01T00:45:00" calcext:value-type="date">
            <text:p>2020-01-01 0:45:00</text:p>
          </table:table-cell>
          <table:table-cell table:style-name="ce41" office:value-type="date" office:date-value="2020-01-01T01:00:00" calcext:value-type="date">
            <text:p>2020-01-01 1:00:00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date" office:date-value="2020-01-01T01:00:00" calcext:value-type="date">
            <text:p>2020-01-01 1:00:00</text:p>
          </table:table-cell>
          <table:table-cell table:style-name="ce41" office:value-type="date" office:date-value="2020-01-01T03:00:00" calcext:value-type="date">
            <text:p>2020-01-01 3:00:00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41" office:value-type="date" office:date-value="2020-01-01T03:00:00" calcext:value-type="date">
            <text:p>2020-01-01 3:00:00</text:p>
          </table:table-cell>
          <table:table-cell table:style-name="ce34" office:value-type="string" calcext:value-type="string">
            <text:p>infinity</text:p>
          </table:table-cell>
          <table:table-cell table:style-name="ce28" table:number-columns-repeated="3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8" table:number-columns-repeated="2"/>
          <table:table-cell table:style-name="ce35" table:number-columns-repeated="2"/>
          <table:table-cell table:style-name="ce12" table:number-columns-repeated="2"/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9" office:value-type="string" calcext:value-type="string">
            <text:p>readings</text:p>
          </table:table-cell>
          <table:table-cell table:style-name="ce12" table:number-columns-repeated="4"/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6" office:value-type="string" calcext:value-type="string">
            <text:p>reading entry</text:p>
          </table:table-cell>
          <table:table-cell table:style-name="ce26" office:value-type="string" calcext:value-type="string">
            <text:p>meter_id</text:p>
          </table:table-cell>
          <table:table-cell table:style-name="ce26" office:value-type="string" calcext:value-type="string">
            <text:p>reading</text:p>
          </table:table-cell>
          <table:table-cell table:style-name="ce26" office:value-type="string" calcext:value-type="string">
            <text:p>start_timestamp</text:p>
          </table:table-cell>
          <table:table-cell table:style-name="ce26" office:value-type="string" calcext:value-type="string">
            <text:p>end_timestamp</text:p>
          </table:table-cell>
          <table:table-cell table:style-name="ce26" office:value-type="string" calcext:value-type="string">
            <text:p>cik entries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" calcext:value-type="float">
            <text:p>1</text:p>
          </table:table-cell>
          <table:table-cell table:style-name="ce39" office:value-type="date" office:date-value="2020-01-01" calcext:value-type="date">
            <text:p>2020-01-01 0:00:00</text:p>
          </table:table-cell>
          <table:table-cell table:style-name="ce39" office:value-type="date" office:date-value="2020-01-01T00:30:00" calcext:value-type="date">
            <text:p>2020-01-01 0:30:00</text:p>
          </table:table-cell>
          <table:table-cell table:style-name="ce34" office:value-type="string" calcext:value-type="string">
            <text:p>2,3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" calcext:value-type="float">
            <text:p>2</text:p>
          </table:table-cell>
          <table:table-cell table:style-name="ce39" office:value-type="date" office:date-value="2020-01-01T00:30:00" calcext:value-type="date">
            <text:p>2020-01-01 0:30:00</text:p>
          </table:table-cell>
          <table:table-cell table:style-name="ce39" office:value-type="date" office:date-value="2020-01-01T01:00:00" calcext:value-type="date">
            <text:p>2020-01-01 1:00:00</text:p>
          </table:table-cell>
          <table:table-cell table:style-name="ce34" office:value-type="string" calcext:value-type="string">
            <text:p>3,4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9" office:value-type="date" office:date-value="2020-01-01T01:00:00" calcext:value-type="date">
            <text:p>2020-01-01 1:00:00</text:p>
          </table:table-cell>
          <table:table-cell table:style-name="ce39" office:value-type="date" office:date-value="2020-01-01T01:30:00" calcext:value-type="date">
            <text:p>2020-01-01 1:30:00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date" office:date-value="2020-01-01T01:30:00" calcext:value-type="date">
            <text:p>2020-01-01 1:30:00</text:p>
          </table:table-cell>
          <table:table-cell table:style-name="ce39" office:value-type="date" office:date-value="2020-01-01T02:00:00" calcext:value-type="date">
            <text:p>2020-01-01 2:00:00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" calcext:value-type="float">
            <text:p>5</text:p>
          </table:table-cell>
          <table:table-cell table:style-name="ce39" office:value-type="date" office:date-value="2020-01-01T02:00:00" calcext:value-type="date">
            <text:p>2020-01-01 2:00:00</text:p>
          </table:table-cell>
          <table:table-cell table:style-name="ce39" office:value-type="date" office:date-value="2020-01-01T02:30:00" calcext:value-type="date">
            <text:p>2020-01-01 2:30:00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" calcext:value-type="float">
            <text:p>6</text:p>
          </table:table-cell>
          <table:table-cell table:style-name="ce41" office:value-type="date" office:date-value="2020-01-01T02:30:00" calcext:value-type="date">
            <text:p>2020-01-01 2:30:00</text:p>
          </table:table-cell>
          <table:table-cell table:style-name="ce41" office:value-type="date" office:date-value="2020-01-01T03:00:00" calcext:value-type="date">
            <text:p>2020-01-01 3:00:00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12" table:number-columns-repeated="4"/>
          <table:table-cell table:style-name="ce28" table:number-columns-repeated="6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9" office:value-type="string" calcext:value-type="string">
            <text:p>hourly_readings_unit</text:p>
          </table:table-cell>
          <table:table-cell table:style-name="ce12" table:number-columns-repeated="2"/>
          <table:table-cell table:style-name="ce28" table:number-columns-repeated="6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6" office:value-type="string" calcext:value-type="string">
            <text:p>entry</text:p>
          </table:table-cell>
          <table:table-cell table:style-name="ce26" office:value-type="string" calcext:value-type="string">
            <text:p>meter_id</text:p>
          </table:table-cell>
          <table:table-cell table:style-name="ce26" office:value-type="string" calcext:value-type="string">
            <text:p>reading_rate</text:p>
          </table:table-cell>
          <table:table-cell table:style-name="ce26" office:value-type="string" calcext:value-type="string">
            <text:p>max_rate</text:p>
          </table:table-cell>
          <table:table-cell table:style-name="ce26" office:value-type="string" calcext:value-type="string">
            <text:p>min_rate</text:p>
          </table:table-cell>
          <table:table-cell table:style-name="ce26" office:value-type="string" calcext:value-type="string">
            <text:p>time_interval</text:p>
          </table:table-cell>
          <table:table-cell table:style-name="ce26" office:value-type="string" calcext:value-type="string">
            <text:p>reading entries</text:p>
          </table:table-cell>
          <table:table-cell table:style-name="ce26" office:value-type="string" calcext:value-type="string">
            <text:p>cik entries</text:p>
          </table:table-cell>
          <table:table-cell table:style-name="ce26" office:value-type="string" calcext:value-type="string">
            <text:p>Expected</text:p>
          </table:table-cell>
          <table:table-cell table:style-name="ce28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1" calcext:value-type="float">
            <text:p>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("2020-01-01 00:00:00","2020-01-01 01:00:00")</text:p>
          </table:table-cell>
          <table:table-cell table:style-name="ce33" office:value-type="string" calcext:value-type="string">
            <text:p>1,2</text:p>
          </table:table-cell>
          <table:table-cell table:style-name="ce33" office:value-type="string" calcext:value-type="string">
            <text:p>2,3,4</text:p>
          </table:table-cell>
          <table:table-cell table:style-name="ce34" table:formula="of:=[.D16]+[.D17]" office:value-type="float" office:value="3" calcext:value-type="float">
            <text:p>3</text:p>
          </table:table-cell>
          <table:table-cell table:style-name="ce28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("2020-01-01 01:00:00","2020-01-01 02:00:00")</text:p>
          </table:table-cell>
          <table:table-cell table:style-name="ce33" office:value-type="string" calcext:value-type="string">
            <text:p>3,4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D18]+[.D19]" office:value-type="float" office:value="7" calcext:value-type="float">
            <text:p>7</text:p>
          </table:table-cell>
          <table:table-cell table:style-name="ce28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("2020-01-01 02:00:00","2020-01-01 03:00:00")</text:p>
          </table:table-cell>
          <table:table-cell table:style-name="ce34" office:value-type="string" calcext:value-type="string">
            <text:p>5,6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formula="of:=[.D20]+[.D21]" office:value-type="float" office:value="11" calcext:value-type="float">
            <text:p>11</text:p>
          </table:table-cell>
          <table:table-cell table:style-name="ce28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23"/>
          <table:table-cell table:style-name="ce12"/>
          <table:table-cell table:style-name="ce28" table:number-columns-repeated="9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9" office:value-type="string" calcext:value-type="string">
            <text:p>meter_hourly_readings_unit_vb</text:p>
          </table:table-cell>
          <table:table-cell table:style-name="ce28" table:number-columns-repeated="8"/>
          <table:table-cell table:style-name="ce12" table:number-columns-repeated="2"/>
          <table:table-cell table:number-columns-repeated="1011"/>
        </table:table-row>
        <table:table-row table:style-name="ro6">
          <table:table-cell table:style-name="ce12"/>
          <table:table-cell table:style-name="ce26" office:value-type="string" calcext:value-type="string">
            <text:p>entry</text:p>
          </table:table-cell>
          <table:table-cell table:style-name="ce26" office:value-type="string" calcext:value-type="string">
            <text:p>meter_id</text:p>
          </table:table-cell>
          <table:table-cell table:style-name="ce26" office:value-type="string" calcext:value-type="string">
            <text:p>reading_rate</text:p>
          </table:table-cell>
          <table:table-cell table:style-name="ce26" office:value-type="string" calcext:value-type="string">
            <text:p>max_rate</text:p>
          </table:table-cell>
          <table:table-cell table:style-name="ce26" office:value-type="string" calcext:value-type="string">
            <text:p>min_rate</text:p>
          </table:table-cell>
          <table:table-cell table:style-name="ce26" office:value-type="string" calcext:value-type="string">
            <text:p>time_interval</text:p>
          </table:table-cell>
          <table:table-cell table:style-name="ce26" office:value-type="string" calcext:value-type="string">
            <text:p>graphic_unit_id</text:p>
          </table:table-cell>
          <table:table-cell table:style-name="ce26" office:value-type="string" calcext:value-type="string">
            <text:p>cik entries</text:p>
          </table:table-cell>
          <table:table-cell table:style-name="ce26" office:value-type="string" calcext:value-type="string">
            <text:p>reading entries</text:p>
          </table:table-cell>
          <table:table-cell table:style-name="ce26" office:value-type="string" calcext:value-type="string">
            <text:p>Expected</text:p>
          </table:table-cell>
          <table:table-cell table:style-name="ce26" office:value-type="string" calcext:value-type="string">
            <text:p>Compare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12"/>
          <table:table-cell table:style-name="ce27" office:value-type="float" office:value="1" calcext:value-type="float">
            <text:p>1</text:p>
          </table:table-cell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4" calcext:value-type="float">
            <text:p>4.0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("2020-01-01 00:00:00","2020-01-01 01:00:00")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2,3,4</text:p>
          </table:table-cell>
          <table:table-cell table:style-name="ce33" office:value-type="string" calcext:value-type="string">
            <text:p>1,2</text:p>
          </table:table-cell>
          <table:table-cell table:style-name="ce42" table:formula="of:=ROUND(([.D16]/2*[.E8]+[.D16]/2*[.E9]) + ([.D17]/2*[.E9]+[.D17]/2*[.E10]);2)" office:value-type="float" office:value="4.5" calcext:value-type="float">
            <text:p>4.50</text:p>
          </table:table-cell>
          <table:table-cell table:style-name="ce43" table:formula="of:=[.K31]" office:value-type="float" office:value="4.5" calcext:value-type="float">
            <text:p>4.50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12"/>
          <table:table-cell table:style-name="ce27"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table:style-name="ce37" office:value-type="float" office:value="7" calcext:value-type="float">
            <text:p>7.0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("2020-01-01 01:00:00","2020-01-01 02:00:00")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3,4</text:p>
          </table:table-cell>
          <table:table-cell table:style-name="ce37" table:formula="of:=ROUND([.D18]*[.E11]+[.D19]*[.E11];2)" office:value-type="float" office:value="7" calcext:value-type="float">
            <text:p>7.00</text:p>
          </table:table-cell>
          <table:table-cell table:style-name="ce43" table:formula="of:=[.K32]" office:value-type="float" office:value="7" calcext:value-type="float">
            <text:p>7.00</text:p>
          </table:table-cell>
          <table:table-cell table:style-name="ce12"/>
          <table:table-cell table:number-columns-repeated="1011"/>
        </table:table-row>
        <table:table-row table:style-name="ro6">
          <table:table-cell table:style-name="ce12"/>
          <table:table-cell table:style-name="ce27" office:value-type="float" office:value="3" calcext:value-type="float">
            <text:p>3</text:p>
          </table:table-cell>
          <table:table-cell table:style-name="ce34" office:value-type="float" office:value="28" calcext:value-type="float">
            <text:p>28</text:p>
          </table:table-cell>
          <table:table-cell table:style-name="ce38" office:value-type="float" office:value="11" calcext:value-type="float">
            <text:p>11.0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("2020-01-01 02:00:00","2020-01-01 03:00:00")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5,6</text:p>
          </table:table-cell>
          <table:table-cell table:style-name="ce38" table:formula="of:=ROUND([.D20]*[.E11]+[.D21]*[.E11];2)" office:value-type="float" office:value="11" calcext:value-type="float">
            <text:p>11.00</text:p>
          </table:table-cell>
          <table:table-cell table:style-name="ce43" table:formula="of:=[.K33]" office:value-type="float" office:value="11" calcext:value-type="float">
            <text:p>11.00</text:p>
          </table:table-cell>
          <table:table-cell table:style-name="ce12"/>
          <table:table-cell table:number-columns-repeated="1011"/>
        </table:table-row>
        <table:table-row table:style-name="ro2">
          <table:table-cell table:style-name="ce12" table:number-columns-repeated="7"/>
          <table:table-cell table:style-name="ce28" table:number-columns-repeated="4"/>
          <table:table-cell table:style-name="ce12" table:number-columns-repeated="2"/>
          <table:table-cell table:number-columns-repeated="1011"/>
        </table:table-row>
        <table:table-row table:style-name="ro4" table:number-rows-repeated="965">
          <table:table-cell table:number-columns-repeated="7"/>
          <table:table-cell table:style-name="ce44" table:number-columns-repeated="4"/>
          <table:table-cell table:number-columns-repeated="1013"/>
        </table:table-row>
        <table:table-row table:style-name="ro1" table:number-rows-repeated="10475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Vtemplate01.D31:TVtemplate01.D31">
            <calcext:condition calcext:apply-style-name="ConditionalStyle_1" calcext:value="formula-is(&quot;ROUND(D31, 2) = ROUND(K31,2)&quot;)" calcext:base-cell-address="TVtemplate01.D31"/>
          </calcext:conditional-format>
          <calcext:conditional-format calcext:target-range-address="TVtemplate01.D31:TVtemplate01.D31">
            <calcext:condition calcext:apply-style-name="ConditionalStyle_2" calcext:value="formula-is(&quot;ROUND(D31, 2) &lt;&gt; ROUND(L31,2)&quot;)" calcext:base-cell-address="TVtemplate01.D31"/>
          </calcext:conditional-format>
          <calcext:conditional-format calcext:target-range-address="TVtemplate01.L31:TVtemplate01.L33">
            <calcext:condition calcext:apply-style-name="ConditionalStyle_1" calcext:value="=[.D31]" calcext:base-cell-address="TVtemplate01.L31"/>
          </calcext:conditional-format>
          <calcext:conditional-format calcext:target-range-address="TVtemplate01.L31:TVtemplate01.L33">
            <calcext:condition calcext:apply-style-name="ConditionalStyle_2" calcext:value="!=&quot;D31&quot;" calcext:base-cell-address="TVtemplate01.L31"/>
          </calcext:conditional-format>
          <calcext:conditional-format calcext:target-range-address="TVtemplate01.D32:TVtemplate01.D32 TVtemplate01.K32:TVtemplate01.K32">
            <calcext:condition calcext:apply-style-name="ConditionalStyle_1" calcext:value="formula-is(&quot;ROUND(D32, 2) = ROUND(K32,2)&quot;)" calcext:base-cell-address="TVtemplate01.D32"/>
          </calcext:conditional-format>
          <calcext:conditional-format calcext:target-range-address="TVtemplate01.D32:TVtemplate01.D32 TVtemplate01.K32:TVtemplate01.K32">
            <calcext:condition calcext:apply-style-name="ConditionalStyle_2" calcext:value="formula-is(&quot;ROUND(D32, 2) &lt;&gt; ROUND(K32,2)&quot;)" calcext:base-cell-address="TVtemplate01.D32"/>
          </calcext:conditional-format>
          <calcext:conditional-format calcext:target-range-address="TVtemplate01.D33:TVtemplate01.D33 TVtemplate01.K33:TVtemplate01.K33">
            <calcext:condition calcext:apply-style-name="ConditionalStyle_1" calcext:value="formula-is(&quot;ROUND(D33, 2) = ROUND(K33,2)&quot;)" calcext:base-cell-address="TVtemplate01.D33"/>
          </calcext:conditional-format>
          <calcext:conditional-format calcext:target-range-address="TVtemplate01.D33:TVtemplate01.D33 TVtemplate01.K33:TVtemplate01.K33">
            <calcext:condition calcext:apply-style-name="ConditionalStyle_2" calcext:value="formula-is(&quot;ROUND(D33, 2) &lt;&gt; ROUND(K33,2)&quot;)" calcext:base-cell-address="TVtemplate01.D33"/>
          </calcext:conditional-format>
          <calcext:conditional-format calcext:target-range-address="TVtemplate01.K31:TVtemplate01.K31">
            <calcext:condition calcext:apply-style-name="ConditionalStyle_1" calcext:value="formula-is(&quot;ROUND(D31, 2) = ROUND(K31,2)&quot;)" calcext:base-cell-address="TVtemplate01.K31"/>
          </calcext:conditional-format>
          <calcext:conditional-format calcext:target-range-address="TVtemplate01.K31:TVtemplate01.K31">
            <calcext:condition calcext:apply-style-name="ConditionalStyle_2" calcext:value="formula-is(&quot;ROUND(D31, 2) &lt;&gt; ROUND(K31,2)&quot;)" calcext:base-cell-address="TVtemplate01.K31"/>
          </calcext:conditional-format>
        </calcext:conditional-formats>
      </table:table>
      <table:table table:name="TVTesting" table:style-name="ta3"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7" table:default-cell-style-name="Default"/>
        <table:table-row table:style-name="ro2" table:number-rows-repeated="2">
          <table:table-cell/>
          <table:table-cell table:style-name="ce44" table:number-columns-repeated="6"/>
          <table:table-cell table:number-columns-repeated="1017"/>
        </table:table-row>
        <table:table-row table:style-name="ro2">
          <table:table-cell table:style-name="ce47" office:value-type="string" calcext:value-type="string">
            <text:p>readings</text:p>
          </table:table-cell>
          <table:table-cell table:style-name="ce44" office:value-type="string" calcext:value-type="string">
            <text:p>meter_id</text:p>
          </table:table-cell>
          <table:table-cell table:style-name="ce44" office:value-type="string" calcext:value-type="string">
            <text:p>reading</text:p>
          </table:table-cell>
          <table:table-cell table:style-name="ce44" office:value-type="string" calcext:value-type="string">
            <text:p>start_timestamp</text:p>
          </table:table-cell>
          <table:table-cell table:style-name="ce44" office:value-type="string" calcext:value-type="string">
            <text:p>end_timestamp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" calcext:value-type="float">
            <text:p>1</text:p>
          </table:table-cell>
          <table:table-cell table:style-name="ce48" office:value-type="date" office:date-value="2020-01-01" calcext:value-type="date">
            <text:p>2020-01-01 0:00:00</text:p>
          </table:table-cell>
          <table:table-cell table:style-name="ce48" office:value-type="date" office:date-value="2020-01-01T00:30:00" calcext:value-type="date">
            <text:p>2020-01-01 0:3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" calcext:value-type="float">
            <text:p>2</text:p>
          </table:table-cell>
          <table:table-cell table:style-name="ce48" office:value-type="date" office:date-value="2020-01-01T00:30:00" calcext:value-type="date">
            <text:p>2020-01-01 0:30:00</text:p>
          </table:table-cell>
          <table:table-cell table:style-name="ce48" office:value-type="date" office:date-value="2020-01-01T01:00:00" calcext:value-type="date">
            <text:p>2020-01-01 1:0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" calcext:value-type="float">
            <text:p>3</text:p>
          </table:table-cell>
          <table:table-cell table:style-name="ce48" office:value-type="date" office:date-value="2020-01-01T01:00:00" calcext:value-type="date">
            <text:p>2020-01-01 1:00:00</text:p>
          </table:table-cell>
          <table:table-cell table:style-name="ce48" office:value-type="date" office:date-value="2020-01-01T01:30:00" calcext:value-type="date">
            <text:p>2020-01-01 1:3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" calcext:value-type="float">
            <text:p>4</text:p>
          </table:table-cell>
          <table:table-cell table:style-name="ce48" office:value-type="date" office:date-value="2020-01-01T01:30:00" calcext:value-type="date">
            <text:p>2020-01-01 1:30:00</text:p>
          </table:table-cell>
          <table:table-cell table:style-name="ce48" office:value-type="date" office:date-value="2020-01-01T02:00:00" calcext:value-type="date">
            <text:p>2020-01-01 2:0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5" calcext:value-type="float">
            <text:p>5</text:p>
          </table:table-cell>
          <table:table-cell table:style-name="ce48" office:value-type="date" office:date-value="2020-01-01T02:00:00" calcext:value-type="date">
            <text:p>2020-01-01 2:00:00</text:p>
          </table:table-cell>
          <table:table-cell table:style-name="ce48" office:value-type="date" office:date-value="2020-01-01T02:30:00" calcext:value-type="date">
            <text:p>2020-01-01 2:3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6" calcext:value-type="float">
            <text:p>6</text:p>
          </table:table-cell>
          <table:table-cell table:style-name="ce48" office:value-type="date" office:date-value="2020-01-01T02:30:00" calcext:value-type="date">
            <text:p>2020-01-01 2:30:00</text:p>
          </table:table-cell>
          <table:table-cell table:style-name="ce48" office:value-type="date" office:date-value="2020-01-01T03:00:00" calcext:value-type="date">
            <text:p>2020-01-01 3:00:00</text:p>
          </table:table-cell>
          <table:table-cell table:style-name="ce44" table:number-columns-repeated="2"/>
          <table:table-cell table:number-columns-repeated="1017"/>
        </table:table-row>
        <table:table-row table:style-name="ro2">
          <table:table-cell/>
          <table:table-cell table:style-name="ce44" table:number-columns-repeated="6"/>
          <table:table-cell table:number-columns-repeated="1017"/>
        </table:table-row>
        <table:table-row table:style-name="ro2">
          <table:table-cell table:style-name="ce47" office:value-type="string" calcext:value-type="string">
            <text:p>hourly_readings_unit</text:p>
          </table:table-cell>
          <table:table-cell table:style-name="ce44" office:value-type="string" calcext:value-type="string">
            <text:p>meter_id</text:p>
          </table:table-cell>
          <table:table-cell table:style-name="ce44" office:value-type="string" calcext:value-type="string">
            <text:p>reading_rate</text:p>
          </table:table-cell>
          <table:table-cell table:style-name="ce44" office:value-type="string" calcext:value-type="string">
            <text:p>max_rate</text:p>
          </table:table-cell>
          <table:table-cell table:style-name="ce44" office:value-type="string" calcext:value-type="string">
            <text:p>min_rate</text:p>
          </table:table-cell>
          <table:table-cell table:style-name="ce44" office:value-type="string" calcext:value-type="string">
            <text:p>time_interval</text:p>
          </table:table-cell>
          <table:table-cell table:style-name="ce44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("2020-01-01 00:00:00","2020-01-01 01:00:00")</text:p>
          </table:table-cell>
          <table:table-cell table:style-name="ce44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("2020-01-01 01:00:00","2020-01-01 02:00:00")</text:p>
          </table:table-cell>
          <table:table-cell table:style-name="ce44"/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("2020-01-01 02:00:00","2020-01-01 03:00:00")</text:p>
          </table:table-cell>
          <table:table-cell table:style-name="ce44"/>
          <table:table-cell table:number-columns-repeated="1017"/>
        </table:table-row>
        <table:table-row table:style-name="ro2">
          <table:table-cell/>
          <table:table-cell table:style-name="ce44" table:number-columns-repeated="6"/>
          <table:table-cell table:number-columns-repeated="1017"/>
        </table:table-row>
        <table:table-row table:style-name="ro2">
          <table:table-cell table:style-name="ce47" office:value-type="string" calcext:value-type="string">
            <text:p>meter_hourly_readings_unit_vb</text:p>
          </table:table-cell>
          <table:table-cell table:style-name="ce44" office:value-type="string" calcext:value-type="string">
            <text:p>meter_id</text:p>
          </table:table-cell>
          <table:table-cell table:style-name="ce44" office:value-type="string" calcext:value-type="string">
            <text:p>reading_rate</text:p>
          </table:table-cell>
          <table:table-cell table:style-name="ce44" office:value-type="string" calcext:value-type="string">
            <text:p>max_rate</text:p>
          </table:table-cell>
          <table:table-cell table:style-name="ce44" office:value-type="string" calcext:value-type="string">
            <text:p>min_rate</text:p>
          </table:table-cell>
          <table:table-cell table:style-name="ce44" office:value-type="string" calcext:value-type="string">
            <text:p>time_interval</text:p>
          </table:table-cell>
          <table:table-cell table:style-name="ce44" office:value-type="string" calcext:value-type="string">
            <text:p>graphic_unit_id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("2020-01-01 00:00:00","2020-01-01 01:00:00")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("2020-01-01 01:00:00","2020-01-01 02:00:00")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("2020-01-01 02:00:00","2020-01-01 03:00:00")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44" table:number-columns-repeated="6"/>
          <table:table-cell table:number-columns-repeated="1017"/>
        </table:table-row>
        <table:table-row table:style-name="ro2">
          <table:table-cell table:style-name="ce47" office:value-type="string" calcext:value-type="string">
            <text:p>CIK</text:p>
          </table:table-cell>
          <table:table-cell table:style-name="ce44" office:value-type="string" calcext:value-type="string">
            <text:p>source_id</text:p>
          </table:table-cell>
          <table:table-cell table:style-name="ce44" office:value-type="string" calcext:value-type="string">
            <text:p>destination_id</text:p>
          </table:table-cell>
          <table:table-cell table:style-name="ce44" office:value-type="string" calcext:value-type="string">
            <text:p>slope</text:p>
          </table:table-cell>
          <table:table-cell table:style-name="ce44" office:value-type="string" calcext:value-type="string">
            <text:p>intercept</text:p>
          </table:table-cell>
          <table:table-cell table:style-name="ce44" office:value-type="string" calcext:value-type="string">
            <text:p>start_time</text:p>
          </table:table-cell>
          <table:table-cell table:style-name="ce44" office:value-type="string" calcext:value-type="string">
            <text:p>end_time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date" office:date-value="2020-01-01" calcext:value-type="date">
            <text:p>2020-01-01 0:00:00</text:p>
          </table:table-cell>
          <table:table-cell table:style-name="ce48" office:value-type="date" office:date-value="2020-01-01T00:15:00" calcext:value-type="date">
            <text:p>2020-01-01 0:15:00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date" office:date-value="2020-01-01T00:15:00" calcext:value-type="date">
            <text:p>2020-01-01 0:15:00</text:p>
          </table:table-cell>
          <table:table-cell table:style-name="ce48" office:value-type="date" office:date-value="2020-01-01T00:45:00" calcext:value-type="date">
            <text:p>2020-01-01 0:45:00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date" office:date-value="2020-01-01T00:45:00" calcext:value-type="date">
            <text:p>2020-01-01 0:45:00</text:p>
          </table:table-cell>
          <table:table-cell table:style-name="ce48" office:value-type="date" office:date-value="2020-01-01T01:00:00" calcext:value-type="date">
            <text:p>2020-01-01 1:00:00</text:p>
          </table:table-cell>
          <table:table-cell table:number-columns-repeated="1017"/>
        </table:table-row>
        <table:table-row table:style-name="ro2">
          <table:table-cell/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date" office:date-value="2020-01-01T01:00:00" calcext:value-type="date">
            <text:p>2020-01-01 1:00:00</text:p>
          </table:table-cell>
          <table:table-cell table:style-name="ce48" office:value-type="date" office:date-value="2020-01-01T03:00:00" calcext:value-type="date">
            <text:p>2020-01-01 3:00:00</text:p>
          </table:table-cell>
          <table:table-cell table:number-columns-repeated="1017"/>
        </table:table-row>
        <table:table-row table:style-name="ro2">
          <table:table-cell/>
          <table:table-cell table:style-name="ce44" table:number-columns-repeated="6"/>
          <table:table-cell table:number-columns-repeated="1017"/>
        </table:table-row>
        <table:table-row table:style-name="ro2">
          <table:table-cell/>
          <table:table-cell table:style-name="ce44" table:formula="of:=([.D22]*[.C4] + [.C4]*[.D23])" office:value-type="float" office:value="3" calcext:value-type="float">
            <text:p>3</text:p>
          </table:table-cell>
          <table:table-cell table:style-name="ce44" table:number-columns-repeated="5"/>
          <table:table-cell table:number-columns-repeated="1017"/>
        </table:table-row>
        <table:table-row table:style-name="ro2">
          <table:table-cell/>
          <table:table-cell table:style-name="ce44" table:formula="of:=([.D23]*[.C5] + [.C5]*[.D24])" office:value-type="float" office:value="6" calcext:value-type="float">
            <text:p>6</text:p>
          </table:table-cell>
          <table:table-cell table:style-name="ce44" table:number-columns-repeated="5"/>
          <table:table-cell table:number-columns-repeated="1017"/>
        </table:table-row>
        <table:table-row table:style-name="ro4" table:number-rows-repeated="972">
          <table:table-cell/>
          <table:table-cell table:style-name="ce44" table:number-columns-repeated="6"/>
          <table:table-cell table:number-columns-repeated="101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vTeam" table:style-name="ta4"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9" office:value-type="string" calcext:value-type="string">
            <text:p>database-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Hourly Readings Tests w/ Time Varying</text:p>
          </table:table-cell>
          <table:table-cell table:style-name="ce47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7" office:value-type="string" calcext:value-type="string">
            <text:p>Query: select meter_line_readings_unit('{25}', 1, '-infinity', 'infinity', 'hourly', 200, 2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Timespan</text:p>
          </table:table-cell>
          <table:table-cell table:style-name="ce47" office:value-type="string" calcext:value-type="string">
            <text:p>Points of data</text:p>
          </table:table-cell>
          <table:table-cell table:style-name="ce47" office:value-type="string" calcext:value-type="string">
            <text:p>Time (ms) SLS-MacOS*</text:p>
          </table:table-cell>
          <table:table-cell table:style-name="ce47" office:value-type="string" calcext:value-type="string">
            <text:p>1st Time(with Caching)</text:p>
          </table:table-cell>
          <table:table-cell table:style-name="ce47" office:value-type="string" calcext:value-type="string">
            <text:p>2nd Time (with caching)</text:p>
          </table:table-cell>
          <table:table-cell table:style-name="ce47" office:value-type="string" calcext:value-type="string">
            <text:p>5th Time (with caching)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5th test</text:p>
          </table:table-cell>
          <table:table-cell table:style-name="ce47" office:value-type="string" calcext:value-type="string">
            <text:p>1 Day*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11.166" calcext:value-type="float">
            <text:p>111.166</text:p>
          </table:table-cell>
          <table:table-cell table:style-name="ce47" office:value-type="float" office:value="108.655" calcext:value-type="float">
            <text:p>108.655</text:p>
          </table:table-cell>
          <table:table-cell table:style-name="ce47" office:value-type="float" office:value="143.073" calcext:value-type="float">
            <text:p>143.073</text:p>
          </table:table-cell>
          <table:table-cell table:style-name="ce47" office:value-type="float" office:value="95.984" calcext:value-type="float">
            <text:p>95.984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7 Days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537.052" calcext:value-type="float">
            <text:p>537.052</text:p>
          </table:table-cell>
          <table:table-cell table:style-name="ce47" office:value-type="float" office:value="577.377" calcext:value-type="float">
            <text:p>577.377</text:p>
          </table:table-cell>
          <table:table-cell table:style-name="ce47" office:value-type="float" office:value="599.264" calcext:value-type="float">
            <text:p>599.264</text:p>
          </table:table-cell>
          <table:table-cell table:style-name="ce47" office:value-type="float" office:value="539.661" calcext:value-type="float">
            <text:p>539.66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1 Month</text:p>
          </table:table-cell>
          <table:table-cell table:style-name="ce47" office:value-type="float" office:value="744" calcext:value-type="float">
            <text:p>744</text:p>
          </table:table-cell>
          <table:table-cell table:style-name="ce47" office:value-type="float" office:value="2466.772" calcext:value-type="float">
            <text:p>2466.772</text:p>
          </table:table-cell>
          <table:table-cell table:style-name="ce47" office:value-type="float" office:value="2331.133" calcext:value-type="float">
            <text:p>2331.133</text:p>
          </table:table-cell>
          <table:table-cell table:style-name="ce47" office:value-type="float" office:value="2483.517" calcext:value-type="float">
            <text:p>2483.517</text:p>
          </table:table-cell>
          <table:table-cell table:style-name="ce47" office:value-type="float" office:value="2376.596" calcext:value-type="float">
            <text:p>2376.59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3 Months</text:p>
          </table:table-cell>
          <table:table-cell table:style-name="ce47" office:value-type="float" office:value="2184" calcext:value-type="float">
            <text:p>2184</text:p>
          </table:table-cell>
          <table:table-cell table:style-name="ce47" office:value-type="float" office:value="6976.787" calcext:value-type="float">
            <text:p>6976.787</text:p>
          </table:table-cell>
          <table:table-cell table:style-name="ce47" office:value-type="float" office:value="7910.526" calcext:value-type="float">
            <text:p>7910.526</text:p>
          </table:table-cell>
          <table:table-cell table:style-name="ce47" office:value-type="float" office:value="8879.787" calcext:value-type="float">
            <text:p>8879.787</text:p>
          </table:table-cell>
          <table:table-cell table:style-name="ce47" office:value-type="float" office:value="7273.425" calcext:value-type="float">
            <text:p>7273.425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6 Months</text:p>
          </table:table-cell>
          <table:table-cell table:style-name="ce47" office:value-type="float" office:value="4368" calcext:value-type="float">
            <text:p>4368</text:p>
          </table:table-cell>
          <table:table-cell table:style-name="ce47" office:value-type="float" office:value="14382.343" calcext:value-type="float">
            <text:p>14382.343</text:p>
          </table:table-cell>
          <table:table-cell table:style-name="ce47" office:value-type="float" office:value="14573.602" calcext:value-type="float">
            <text:p>14573.602</text:p>
          </table:table-cell>
          <table:table-cell table:style-name="ce47" office:value-type="float" office:value="15165.883" calcext:value-type="float">
            <text:p>15165.883</text:p>
          </table:table-cell>
          <table:table-cell table:style-name="ce47" office:value-type="float" office:value="14284.151" calcext:value-type="float">
            <text:p>14284.15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1 Year</text:p>
          </table:table-cell>
          <table:table-cell table:style-name="ce47" office:value-type="float" office:value="8784" calcext:value-type="float">
            <text:p>8784</text:p>
          </table:table-cell>
          <table:table-cell table:style-name="ce47" office:value-type="float" office:value="28702.139" calcext:value-type="float">
            <text:p>28702.139</text:p>
          </table:table-cell>
          <table:table-cell table:style-name="ce47" office:value-type="float" office:value="29196.869" calcext:value-type="float">
            <text:p>29196.869</text:p>
          </table:table-cell>
          <table:table-cell table:style-name="ce47" office:value-type="float" office:value="28815.986" calcext:value-type="float">
            <text:p>28815.986</text:p>
          </table:table-cell>
          <table:table-cell table:number-columns-repeated="1017"/>
        </table:table-row>
        <table:table-row table:style-name="ro2">
          <table:table-cell/>
          <table:table-cell table:style-name="ce44"/>
          <table:table-cell table:style-name="ce47" office:value-type="string" calcext:value-type="string">
            <text:p>2 Years</text:p>
          </table:table-cell>
          <table:table-cell table:style-name="ce47" office:value-type="float" office:value="17544" calcext:value-type="float">
            <text:p>17544</text:p>
          </table:table-cell>
          <table:table-cell table:style-name="ce47" office:value-type="float" office:value="58456.253" calcext:value-type="float">
            <text:p>58456.253</text:p>
          </table:table-cell>
          <table:table-cell table:style-name="ce47" office:value-type="float" office:value="57396.467" calcext:value-type="float">
            <text:p>57396.467</text:p>
          </table:table-cell>
          <table:table-cell table:style-name="ce47" office:value-type="float" office:value="57630.675" calcext:value-type="float">
            <text:p>57630.67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Daily Readings Tests w/ Time Varyi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Query: select meter_line_readings_unit('{25}', 1, '-infinity', 'infinity', 'daily', 200, 200)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Timespan</text:p>
          </table:table-cell>
          <table:table-cell table:style-name="ce47" office:value-type="string" calcext:value-type="string">
            <text:p>Points of data</text:p>
          </table:table-cell>
          <table:table-cell table:style-name="ce47" office:value-type="string" calcext:value-type="string">
            <text:p>Time (ms) SLS-MacOS*</text:p>
          </table:table-cell>
          <table:table-cell table:style-name="ce47" office:value-type="string" calcext:value-type="string">
            <text:p>1st Time(with Caching)</text:p>
          </table:table-cell>
          <table:table-cell table:style-name="ce47" office:value-type="string" calcext:value-type="string">
            <text:p>2nd Time (with caching)</text:p>
          </table:table-cell>
          <table:table-cell table:style-name="ce47" office:value-type="string" calcext:value-type="string">
            <text:p>5th Time (with caching)</text:p>
          </table:table-cell>
          <table:table-cell table:number-columns-repeated="1016"/>
        </table:table-row>
        <table:table-row table:style-name="ro2">
          <table:table-cell/>
          <table:table-cell table:style-name="ce47" office:value-type="string" calcext:value-type="string">
            <text:p>1st test</text:p>
          </table:table-cell>
          <table:table-cell table:style-name="ce47" office:value-type="string" calcext:value-type="string">
            <text:p>6 Months</text:p>
          </table:table-cell>
          <table:table-cell table:style-name="ce47" office:value-type="string" calcext:value-type="string">
            <text:p>182 days</text:p>
          </table:table-cell>
          <table:table-cell table:style-name="ce47" office:value-type="float" office:value="48.474" calcext:value-type="float">
            <text:p>48.474</text:p>
          </table:table-cell>
          <table:table-cell table:style-name="ce47" office:value-type="float" office:value="42.791" calcext:value-type="float">
            <text:p>42.791</text:p>
          </table:table-cell>
          <table:table-cell table:style-name="ce47" office:value-type="float" office:value="76.159" calcext:value-type="float">
            <text:p>76.159</text:p>
          </table:table-cell>
          <table:table-cell table:style-name="ce47" office:value-type="float" office:value="50.706" calcext:value-type="float">
            <text:p>50.706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1 Year</text:p>
          </table:table-cell>
          <table:table-cell table:style-name="ce47" office:value-type="string" calcext:value-type="string">
            <text:p>366 days</text:p>
          </table:table-cell>
          <table:table-cell table:style-name="ce47" office:value-type="float" office:value="108.081" calcext:value-type="float">
            <text:p>108.081</text:p>
          </table:table-cell>
          <table:table-cell table:style-name="ce47" office:value-type="float" office:value="79.455" calcext:value-type="float">
            <text:p>79.455</text:p>
          </table:table-cell>
          <table:table-cell table:style-name="ce47" office:value-type="float" office:value="108.288" calcext:value-type="float">
            <text:p>108.288</text:p>
          </table:table-cell>
          <table:table-cell table:style-name="ce47" office:value-type="float" office:value="81.832" calcext:value-type="float">
            <text:p>81.832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1.5 Years</text:p>
          </table:table-cell>
          <table:table-cell table:style-name="ce47" office:value-type="string" calcext:value-type="string">
            <text:p>547 days</text:p>
          </table:table-cell>
          <table:table-cell table:style-name="ce47" office:value-type="float" office:value="105.243" calcext:value-type="float">
            <text:p>105.243</text:p>
          </table:table-cell>
          <table:table-cell table:style-name="ce47" office:value-type="float" office:value="112.464" calcext:value-type="float">
            <text:p>112.464</text:p>
          </table:table-cell>
          <table:table-cell table:style-name="ce47" office:value-type="float" office:value="109.775" calcext:value-type="float">
            <text:p>109.775</text:p>
          </table:table-cell>
          <table:table-cell table:style-name="ce47" office:value-type="float" office:value="109.848" calcext:value-type="float">
            <text:p>109.848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47" office:value-type="string" calcext:value-type="string">
            <text:p>2 Years</text:p>
          </table:table-cell>
          <table:table-cell table:style-name="ce47" office:value-type="string" calcext:value-type="string">
            <text:p>736 days</text:p>
          </table:table-cell>
          <table:table-cell table:style-name="ce47" office:value-type="float" office:value="132.841" calcext:value-type="float">
            <text:p>132.841</text:p>
          </table:table-cell>
          <table:table-cell table:style-name="ce47" office:value-type="float" office:value="146.003" calcext:value-type="float">
            <text:p>146.003</text:p>
          </table:table-cell>
          <table:table-cell table:style-name="ce47" office:value-type="float" office:value="125.611" calcext:value-type="float">
            <text:p>125.611</text:p>
          </table:table-cell>
          <table:table-cell table:style-name="ce47" office:value-type="float" office:value="131.522" calcext:value-type="float">
            <text:p>131.5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* why is daily faster than hourly for equivalent points of data (up to 744)?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there may be indexing for dail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strip down meter_line_readings_unit((...) and call "EXPLAIN select..." or "EXPLAIN ANALYZE select" for that time period - hour vs day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5" table:style-name="ta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9" office:value-type="string" calcext:value-type="string">
            <text:p>web-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* <text:s/>Executing task: docker exec -it f45df5c7adb6750c9a4f091fd5aefa2332c5ffaa6bfdc397a9d6fddc7887aa52 bas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root@f45df5c7adb6:/usr/src/app# npm run runCikTests -- ./src/server/tmp/uploads/createCikTest_cfg.tx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&gt; open-energy-dashboard@1.0.0 runCikTest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&gt; node ./src/server/tmp/uploads/runCikTestsFromFile.js ./src/server/tmp/uploads/createCikTest_cfg.tx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1: 2020-01-01 00:00:00 to 2020-07-01 00:00:00 by da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66.2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139.7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24.3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17.9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16.87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16.03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2: 2020-01-01 00:00:00 to 2021-01-01 00:00:00 by da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2.9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292.9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50.0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9.4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2.89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21.7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3: 2020-01-01 00:00:00 to 2021-07-01 00:00:00 by da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3.35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400.4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29.3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2.6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3.87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22.21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4: 2020-01-01 00:00:00 to 2022-01-01 00:00:00 by day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3.0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503.9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34.4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5.5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5.4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26.2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5: 2020-01-01 00:00:00 to 2020-01-02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3.2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20.8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342.3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71.3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85.79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301.7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6: 2020-01-01 00:00:00 to 2020-01-08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8.5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150.01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776.7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706.7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679.87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707.3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7: 2020-01-01 00:00:00 to 2020-02-01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3.51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507.4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2381.4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223.15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267.3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2419.11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8: 2020-01-01 00:00:00 to 2020-04-01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2.8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1595.36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6536.37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6760.99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7223.83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6334.3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9: 2020-01-01 00:00:00 to 2020-07-01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23.89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2865.41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12116.8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12565.9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12070.0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12222.8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10: 2020-01-01 00:00:00 to 2021-01-01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8.4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5442.85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24089.33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24022.63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24887.2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25476.08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7" office:value-type="string" calcext:value-type="string">
            <text:p>🚀 Running test 11: 2020-01-01 00:00:00 to 2022-01-01 00:00:00 by hou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Deleting all existing records from cik table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Delete took 18.14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Inserting generated records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Insert took 10918.3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Insert complete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1st time, un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irst execution took 48179.65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2n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Second execution took 48031.6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(3rd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Third execution took 47830.10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Running meter_line_readings_unit 4th time, cached)..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⏱ Fourth execution took 47876.02 m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✅ All executions complete.</text:p>
          </table:table-cell>
          <table:table-cell table:number-columns-repeated="1021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TVtemplate01.B6:TVtemplate01.H12"/>
        <table:database-range table:name="Table_2" table:target-range-address="TVtemplate01.B15:TVtemplate01.G21"/>
        <table:database-range table:name="Table_3" table:target-range-address="TVtemplate01.B24:TVtemplate01.J27"/>
        <table:database-range table:name="Table_4" table:target-range-address="TVtemplate01.B30:TVtemplate01.L3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style:style style:name="ConditionalStyle_5f_2" style:display-name="ConditionalStyle_2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fo:background-color="#ffffff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8:04:54.77819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IN" style:display-name="PageStyle_MA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Vtemplate01" style:display-name="PageStyle_TVtemplate0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VTesting" style:display-name="PageStyle_TVTest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vTeam" style:display-name="PageStyle_PrevTe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5" style:display-name="PageStyle_v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X86_64 LibreOffice_project/03d19516eb2e1dd5d4ccd751a0d6f35f35e08022</meta:generator>
    <dc:date>2025-08-14T18:05:23.528116000</dc:date>
    <meta:editing-duration>PT11M40S</meta:editing-duration>
    <meta:editing-cycles>3</meta:editing-cycles>
    <meta:document-statistic meta:table-count="5" meta:cell-count="547" meta:object-count="0"/>
    <meta:user-defined meta:name=""/>
  </office:meta>
</office:document-meta>
</file>